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33333" draw:textarea-horizontal-align="justify" draw:textarea-vertical-align="middle" draw:auto-grow-height="false" fo:min-height="13.75cm" fo:min-width="15.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469cm" fo:min-width="2.48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3.018cm" fo:min-width="2.48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98cm" fo:min-width="4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498cm" fo:min-width="4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598cm" fo:min-width="2.48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98cm" fo:min-width="2.481cm" fo:padding-top="0.151cm" fo:padding-bottom="0.151cm" fo:padding-left="0.276cm" fo:padding-right="0.276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6" style:family="paragraph">
      <style:paragraph-properties fo:text-align="center"/>
      <style:text-properties style:font-name="Roboto" fo:font-size="10pt"/>
    </style:style>
    <style:style style:name="T1" style:family="text">
      <style:text-properties style:font-name="Robot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4cm" svg:x="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033cm" svg:height="0.771cm" svg:x="4cm" svg:y="12cm">
          <text:p text:style-name="P2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033cm" svg:height="3.32cm" svg:x="4cm" svg:y="12.68cm">
          <text:p text:style-name="P4"><text:span text:style-name="T1">ID:</text:span></text:p>
          <text:p text:style-name="P4"><text:span text:style-name="T1">CNPJ:</text:span></text:p>
          <text:p text:style-name="P4"><text:span text:style-name="T1">Nome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7.033cm" svg:y1="14.34cm" svg:x2="7.033cm" svg:y2="14.34cm" draw:start-shape="id1" draw:start-glue-point="1" draw:end-shape="id1" draw:end-glue-point="1" svg:d="M7033 14340z" svg:viewBox="0 0 1 1">
          <text:p/>
        </draw:connector>
        <draw:custom-shape draw:style-name="gr5" draw:text-style-name="P3" draw:layer="layout" svg:width="5cm" svg:height="0.7cm" svg:x="8cm" svg:y="9.5cm">
          <text:p text:style-name="P2"><text:span text:style-name="T1">Almoxerif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" draw:id="id2" draw:layer="layout" svg:width="5cm" svg:height="1.8cm" svg:x="8cm" svg:y="10.2cm">
          <text:p text:style-name="P4"><text:span text:style-name="T1">ID: 234</text:span></text:p>
          <text:p text:style-name="P4"><text:span text:style-name="T1">End: Rua 15, Cent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xml:id="id9" draw:id="id9" draw:layer="layout" svg:x1="13cm" svg:y1="11.1cm" svg:x2="13cm" svg:y2="11.1cm" draw:start-shape="id2" draw:start-glue-point="1" draw:end-shape="id2" draw:end-glue-point="1" svg:d="M13000 11100z" svg:viewBox="0 0 1 1">
          <text:p/>
        </draw:connector>
        <draw:custom-shape draw:style-name="gr7" draw:text-style-name="P5" xml:id="id3" draw:id="id3" draw:layer="layout" svg:width="3.033cm" svg:height="1.9cm" svg:x="15cm" svg:y="8.7cm">
          <text:p text:style-name="P4"><text:span text:style-name="T1">ID: A12</text:span></text:p>
          <text:p text:style-name="P4"><text:span text:style-name="T1">Nome: Arroz</text:span></text:p>
          <text:p text:style-name="P4"><text:span text:style-name="T1">Quantidade: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033cm" svg:height="0.7cm" svg:x="15cm" svg:y="8cm">
          <text:p text:style-name="P2"><text:span text:style-name="T1">Prod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8.033cm" svg:y1="9.65cm" svg:x2="18.033cm" svg:y2="9.65cm" draw:start-shape="id3" draw:start-glue-point="1" draw:end-shape="id3" draw:end-glue-point="1" svg:d="M18033 9650z" svg:viewBox="0 0 1 1">
          <text:p/>
        </draw:connector>
        <draw:custom-shape draw:style-name="gr7" draw:text-style-name="P5" xml:id="id4" draw:id="id4" draw:layer="layout" svg:width="3.033cm" svg:height="1.9cm" svg:x="15cm" svg:y="11.7cm">
          <text:p text:style-name="P4"><text:span text:style-name="T1">ID: F15</text:span></text:p>
          <text:p text:style-name="P4"><text:span text:style-name="T1">Nome: Feijão</text:span></text:p>
          <text:p text:style-name="P4"><text:span text:style-name="T1">Quantidade: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033cm" svg:height="0.7cm" svg:x="15cm" svg:y="11cm">
          <text:p text:style-name="P2"><text:span text:style-name="T1">Prod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8.033cm" svg:y1="12.65cm" svg:x2="18.033cm" svg:y2="12.65cm" draw:start-shape="id4" draw:start-glue-point="1" draw:end-shape="id4" draw:end-glue-point="1" svg:d="M18033 12650z" svg:viewBox="0 0 1 1">
          <text:p/>
        </draw:connector>
        <draw:custom-shape draw:style-name="gr5" draw:text-style-name="P3" draw:layer="layout" svg:width="5cm" svg:height="0.7cm" svg:x="8cm" svg:y="16cm">
          <text:p text:style-name="P2"><text:span text:style-name="T1">Almoxerif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5" draw:id="id5" draw:layer="layout" svg:width="5cm" svg:height="1.8cm" svg:x="8cm" svg:y="16.7cm">
          <text:p text:style-name="P4"><text:span text:style-name="T1">ID: 456</text:span></text:p>
          <text:p text:style-name="P4"><text:span text:style-name="T1">Endereço: Rua 9, S. Oe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xml:id="id10" draw:id="id10" draw:layer="layout" svg:x1="13cm" svg:y1="17.6cm" svg:x2="13cm" svg:y2="17.6cm" draw:start-shape="id5" draw:start-glue-point="1" draw:end-shape="id5" draw:end-glue-point="1" svg:d="M13000 17600z" svg:viewBox="0 0 1 1">
          <text:p/>
        </draw:connector>
        <draw:custom-shape draw:style-name="gr7" draw:text-style-name="P5" xml:id="id6" draw:id="id6" draw:layer="layout" svg:width="3.033cm" svg:height="1.9cm" svg:x="15cm" svg:y="15.1cm">
          <text:p text:style-name="P4"><text:span text:style-name="T1">ID: J14</text:span></text:p>
          <text:p text:style-name="P4"><text:span text:style-name="T1">Nome: Açucar</text:span></text:p>
          <text:p text:style-name="P4"><text:span text:style-name="T1">Quantidade: 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033cm" svg:height="0.7cm" svg:x="15cm" svg:y="14.4cm">
          <text:p text:style-name="P2"><text:span text:style-name="T1">Prod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8.033cm" svg:y1="16.05cm" svg:x2="18.033cm" svg:y2="16.05cm" draw:start-shape="id6" draw:start-glue-point="1" draw:end-shape="id6" draw:end-glue-point="1" svg:d="M18033 16050z" svg:viewBox="0 0 1 1">
          <text:p/>
        </draw:connector>
        <draw:custom-shape draw:style-name="gr7" draw:text-style-name="P5" xml:id="id7" draw:id="id7" draw:layer="layout" svg:width="3.033cm" svg:height="1.9cm" svg:x="15cm" svg:y="18.1cm">
          <text:p text:style-name="P4"><text:span text:style-name="T1">ID: F15</text:span></text:p>
          <text:p text:style-name="P4"><text:span text:style-name="T1">Nome: Feijão</text:span></text:p>
          <text:p text:style-name="P4"><text:span text:style-name="T1">Quantidade: 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033cm" svg:height="0.7cm" svg:x="15cm" svg:y="17.4cm">
          <text:p text:style-name="P2"><text:span text:style-name="T1">Prod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8.033cm" svg:y1="19.05cm" svg:x2="18.033cm" svg:y2="19.05cm" draw:start-shape="id7" draw:start-glue-point="1" draw:end-shape="id7" draw:end-glue-point="1" svg:d="M18033 19050z" svg:viewBox="0 0 1 1">
          <text:p/>
        </draw:connector>
        <draw:connector draw:style-name="gr4" draw:text-style-name="P2" draw:layer="layout" svg:x1="5.516cm" svg:y1="12cm" svg:x2="8cm" svg:y2="11.1cm" draw:start-shape="id8" draw:start-glue-point="0" draw:end-shape="id2" draw:end-glue-point="3" svg:d="M5516 12000v-900h2484" svg:viewBox="0 0 2485 901">
          <text:p/>
        </draw:connector>
        <draw:connector draw:style-name="gr4" draw:text-style-name="P2" draw:layer="layout" svg:x1="5.516cm" svg:y1="16cm" svg:x2="8cm" svg:y2="17.6cm" draw:start-shape="id1" draw:start-glue-point="2" draw:end-shape="id5" draw:end-glue-point="3" svg:d="M5516 16000v1600h2484" svg:viewBox="0 0 2485 1601">
          <text:p/>
        </draw:connector>
        <draw:connector draw:style-name="gr4" draw:text-style-name="P2" draw:layer="layout" svg:x1="13cm" svg:y1="11.1cm" svg:x2="15cm" svg:y2="9.65cm" draw:start-shape="id9" draw:start-glue-point="0" draw:end-shape="id3" draw:end-glue-point="3" svg:d="M13000 11100h1000v-1450h1000" svg:viewBox="0 0 2001 1451">
          <text:p/>
        </draw:connector>
        <draw:connector draw:style-name="gr4" draw:text-style-name="P2" draw:layer="layout" svg:x1="13cm" svg:y1="11.1cm" svg:x2="15cm" svg:y2="12.65cm" draw:start-shape="id9" draw:start-glue-point="0" draw:end-shape="id4" svg:d="M13000 11100h1000v1550h1000" svg:viewBox="0 0 2001 1551">
          <text:p/>
        </draw:connector>
        <draw:connector draw:style-name="gr4" draw:text-style-name="P2" draw:layer="layout" svg:x1="13cm" svg:y1="17.6cm" svg:x2="15cm" svg:y2="16.05cm" draw:start-shape="id10" draw:start-glue-point="0" draw:end-shape="id6" svg:d="M13000 17600h1000v-1550h1000" svg:viewBox="0 0 2001 1551">
          <text:p/>
        </draw:connector>
        <draw:connector draw:style-name="gr4" draw:text-style-name="P2" draw:layer="layout" svg:x1="13cm" svg:y1="17.6cm" svg:x2="15cm" svg:y2="19.05cm" draw:start-shape="id10" draw:start-glue-point="0" draw:end-shape="id7" svg:d="M13000 17600h1000v1450h1000" svg:viewBox="0 0 2001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9:33:39.825515356</meta:creation-date>
    <dc:date>2019-09-25T19:50:28.554280626</dc:date>
    <meta:editing-duration>PT4M47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